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2752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0.8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1236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ansaction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2a60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afd09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3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63">
      <style:table-cell-properties fo:background-color="#afd095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6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#REF!])" table:allow-empty-cell="true" table:display-list="unsorted" table:base-cell-address="Transactions.D2">
          <table:error-message table:message-type="stop" table:display="true"/>
        </table:content-validation>
        <table:content-validation table:name="val2" table:condition="of:cell-content-is-in-list([#REF!])" table:allow-empty-cell="true" table:display-list="unsorted" table:base-cell-address="Transactions.J2">
          <table:error-message table:message-type="stop" table:display="true"/>
        </table:content-validation>
      </table:content-validations>
      <table:table table:name="Programming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Action Types</text:p>
          </table:table-cell>
          <table:table-cell table:style-name="ce14"/>
          <table:table-cell table:style-name="ce2" office:value-type="string" calcext:value-type="string">
            <text:p>Account Types</text:p>
          </table:table-cell>
          <table:table-cell/>
          <table:table-cell office:value-type="string" calcext:value-type="string">
            <text:p>Column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Y</text:p>
          </table:table-cell>
          <table:table-cell/>
          <table:table-cell office:value-type="string" calcext:value-type="string">
            <text:p>Publ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TD Ameritra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obin Hood</text:p>
          </table:table-cell>
          <table:table-cell table:number-columns-repeated="3"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ransactions" table:style-name="ta2">
        <office:forms form:automatic-focus="false" form:apply-design-mode="false"/>
        <table:table-column table:style-name="co6" table:number-columns-repeated="2" table:default-cell-style-name="ce5"/>
        <table:table-column table:style-name="co6" table:default-cell-style-name="ce8"/>
        <table:table-column table:style-name="co6" table:number-columns-repeated="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6" table:number-columns-repeated="16372" table:default-cell-style-name="ce5"/>
        <table:table-row table:style-name="ro2">
          <table:table-cell table:style-name="ce4" office:value-type="string" calcext:value-type="string">
            <text:p>Ticker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ime</text:p>
          </table:table-cell>
          <table:table-cell table:style-name="ce4" office:value-type="string" calcext:value-type="string">
            <text:p>Action</text:p>
          </table:table-cell>
          <table:table-cell table:style-name="ce20" office:value-type="string" calcext:value-type="string">
            <text:p>Cos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Reg Fe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Account</text:p>
          </table:table-cell>
          <table:table-cell table:style-name="ce4" table:number-columns-repeated="16374"/>
        </table:table-row>
        <table:table-row table:style-name="ro2">
          <table:table-cell office:value-type="string" calcext:value-type="string">
            <text:p>VOOV</text:p>
          </table:table-cell>
          <table:table-cell table:style-name="ce6" office:value-type="date" office:date-value="2022-10-25" calcext:value-type="date">
            <text:p>10/25/22</text:p>
          </table:table-cell>
          <table:table-cell office:value-type="time" office:time-value="PT13H43M45S" calcext:value-type="time">
            <text:p>01:43:45 PM</text:p>
          </table:table-cell>
          <table:table-cell table:style-name="ce8" table:content-validation-name="val1" office:value-type="string" calcext:value-type="string">
            <text:p>BUY</text:p>
          </table:table-cell>
          <table:table-cell office:value-type="float" office:value="134.3299" calcext:value-type="float">
            <text:p>134.3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2]=&quot;BUY&quot;;[.$E2]*[.$F2]*-1;[.$E2]*[.$F2])" office:value-type="currency" office:currency="USD" office:value="-13432.99" calcext:value-type="currency">
            <text:p>-$13,432.99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PYG</text:p>
          </table:table-cell>
          <table:table-cell table:style-name="ce6" office:value-type="date" office:date-value="2022-10-25" calcext:value-type="date">
            <text:p>10/25/22</text:p>
          </table:table-cell>
          <table:table-cell office:value-type="time" office:time-value="PT15H47M23S" calcext:value-type="time">
            <text:p>03:47:23 PM</text:p>
          </table:table-cell>
          <table:table-cell table:style-name="ce8" table:content-validation-name="val1" office:value-type="string" calcext:value-type="string">
            <text:p>BUY</text:p>
          </table:table-cell>
          <table:table-cell office:value-type="float" office:value="53.47" calcext:value-type="float">
            <text:p>53.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3]=&quot;BUY&quot;;[.$E3]*[.$F3]*-1;[.$E3]*[.$F3])" office:value-type="currency" office:currency="USD" office:value="-2673.5" calcext:value-type="currency">
            <text:p>-$2,673.50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PYV</text:p>
          </table:table-cell>
          <table:table-cell table:style-name="ce6" office:value-type="date" office:date-value="2022-10-26" calcext:value-type="date">
            <text:p>10/26/22</text:p>
          </table:table-cell>
          <table:table-cell office:value-type="time" office:time-value="PT12H13M03S" calcext:value-type="time">
            <text:p>12:13:03 PM</text:p>
          </table:table-cell>
          <table:table-cell table:style-name="ce8" table:content-validation-name="val1" office:value-type="string" calcext:value-type="string">
            <text:p>BUY</text:p>
          </table:table-cell>
          <table:table-cell office:value-type="float" office:value="37.9399" calcext:value-type="float">
            <text:p>37.93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4]=&quot;BUY&quot;;[.$E4]*[.$F4]*-1;[.$E4]*[.$F4])" office:value-type="currency" office:currency="USD" office:value="-3793.99" calcext:value-type="currency">
            <text:p>-$3,793.99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NTC</text:p>
          </table:table-cell>
          <table:table-cell table:style-name="ce6" office:value-type="date" office:date-value="2022-11-02" calcext:value-type="date">
            <text:p>11/02/22</text:p>
          </table:table-cell>
          <table:table-cell office:value-type="time" office:time-value="PT09H30M02S" calcext:value-type="time">
            <text:p>09:30:02 AM</text:p>
          </table:table-cell>
          <table:table-cell table:content-validation-name="val1" office:value-type="string" calcext:value-type="string">
            <text:p>BUY</text:p>
          </table:table-cell>
          <table:table-cell office:value-type="float" office:value="28.32" calcext:value-type="float">
            <text:p>28.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5]=&quot;BUY&quot;;[.$E5]*[.$F5]*-1;[.$E5]*[.$F5])" office:value-type="currency" office:currency="USD" office:value="-2832" calcext:value-type="currency">
            <text:p>-$2,832.00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NVDA</text:p>
          </table:table-cell>
          <table:table-cell table:style-name="ce6" office:value-type="date" office:date-value="2022-11-02" calcext:value-type="date">
            <text:p>11/02/22</text:p>
          </table:table-cell>
          <table:table-cell office:value-type="time" office:time-value="PT10H17M02S" calcext:value-type="time">
            <text:p>10:17:02 AM</text:p>
          </table:table-cell>
          <table:table-cell table:content-validation-name="val1" office:value-type="string" calcext:value-type="string">
            <text:p>BUY</text:p>
          </table:table-cell>
          <table:table-cell office:value-type="float" office:value="138.7979" calcext:value-type="float">
            <text:p>138.79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6]=&quot;BUY&quot;;[.$E6]*[.$F6]*-1;[.$E6]*[.$F6])" office:value-type="currency" office:currency="USD" office:value="-5551.916" calcext:value-type="currency">
            <text:p>-$5,551.92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VOO</text:p>
          </table:table-cell>
          <table:table-cell table:style-name="ce6" office:value-type="date" office:date-value="2022-11-02" calcext:value-type="date">
            <text:p>11/02/22</text:p>
          </table:table-cell>
          <table:table-cell office:value-type="time" office:time-value="PT10H24M59S" calcext:value-type="time">
            <text:p>10:24:59 AM</text:p>
          </table:table-cell>
          <table:table-cell table:content-validation-name="val1" office:value-type="string" calcext:value-type="string">
            <text:p>BUY</text:p>
          </table:table-cell>
          <table:table-cell office:value-type="float" office:value="351.31" calcext:value-type="float">
            <text:p>351.3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7]=&quot;BUY&quot;;[.$E7]*[.$F7]*-1;[.$E7]*[.$F7])" office:value-type="currency" office:currency="USD" office:value="-70262" calcext:value-type="currency">
            <text:p>-$70,262.00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MD</text:p>
          </table:table-cell>
          <table:table-cell table:style-name="ce6" office:value-type="date" office:date-value="2022-11-16" calcext:value-type="date">
            <text:p>11/16/22</text:p>
          </table:table-cell>
          <table:table-cell office:value-type="time" office:time-value="PT14H38M15S" calcext:value-type="time">
            <text:p>02:38:15 PM</text:p>
          </table:table-cell>
          <table:table-cell table:content-validation-name="val1" office:value-type="string" calcext:value-type="string">
            <text:p>BUY</text:p>
          </table:table-cell>
          <table:table-cell office:value-type="float" office:value="72.92" calcext:value-type="float">
            <text:p>72.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8]=&quot;BUY&quot;;[.$E8]*[.$F8]*-1;[.$E8]*[.$F8])" office:value-type="currency" office:currency="USD" office:value="-364.6" calcext:value-type="currency">
            <text:p>-$364.60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NTC</text:p>
          </table:table-cell>
          <table:table-cell table:style-name="ce6" office:value-type="date" office:date-value="2022-11-16" calcext:value-type="date">
            <text:p>11/16/22</text:p>
          </table:table-cell>
          <table:table-cell office:value-type="time" office:time-value="PT14H43M42S" calcext:value-type="time">
            <text:p>02:43:42 PM</text:p>
          </table:table-cell>
          <table:table-cell table:content-validation-name="val1" office:value-type="string" calcext:value-type="string">
            <text:p>SELL</text:p>
          </table:table-cell>
          <table:table-cell office:value-type="float" office:value="29.633" calcext:value-type="float">
            <text:p>29.6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9]=&quot;BUY&quot;;[.$E9]*[.$F9]*-1;[.$E9]*[.$F9])" office:value-type="currency" office:currency="USD" office:value="2963.3" calcext:value-type="currency">
            <text:p>$2,963.30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PYV</text:p>
          </table:table-cell>
          <table:table-cell table:style-name="ce6" office:value-type="date" office:date-value="2022-11-17" calcext:value-type="date">
            <text:p>11/17/22</text:p>
          </table:table-cell>
          <table:table-cell office:value-type="time" office:time-value="PT09H30M00S" calcext:value-type="time">
            <text:p>09:30:00 AM</text:p>
          </table:table-cell>
          <table:table-cell table:content-validation-name="val1" office:value-type="string" calcext:value-type="string">
            <text:p>BUY</text:p>
          </table:table-cell>
          <table:table-cell office:value-type="float" office:value="38.99" calcext:value-type="float">
            <text:p>38.9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10]=&quot;BUY&quot;;[.$E10]*[.$F10]*-1;[.$E10]*[.$F10])" office:value-type="currency" office:currency="USD" office:value="-311.92" calcext:value-type="currency">
            <text:p>-$311.92</text:p>
          </table:table-cell>
          <table:table-cell table:content-validation-name="val2" office:value-type="string" calcext:value-type="string">
            <text:p>TD Ameri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OUR</text:p>
          </table:table-cell>
          <table:table-cell table:style-name="ce6" office:value-type="date" office:date-value="2022-11-18" calcext:value-type="date">
            <text:p>11/18/22</text:p>
          </table:table-cell>
          <table:table-cell office:value-type="time" office:time-value="PT09H30M01S" calcext:value-type="time">
            <text:p>09:30:01 AM</text:p>
          </table:table-cell>
          <table:table-cell table:content-validation-name="val1" office:value-type="string" calcext:value-type="string">
            <text:p>BUY</text:p>
          </table:table-cell>
          <table:table-cell office:value-type="float" office:value="14.24" calcext:value-type="float">
            <text:p>14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11]=&quot;BUY&quot;;[.$E11]*[.$F11]*-1;[.$E11]*[.$F11])" office:value-type="currency" office:currency="USD" office:value="-71.2" calcext:value-type="currency">
            <text:p>-$71.20</text:p>
          </table:table-cell>
          <table:table-cell table:content-validation-name="val2" office:value-type="string" calcext:value-type="string">
            <text:p>TD Ameritrade</text:p>
          </table:table-cell>
          <table:table-cell table:style-name="Default" table:number-columns-repeated="16374"/>
        </table:table-row>
        <table:table-row table:style-name="ro2">
          <table:table-cell office:value-type="string" calcext:value-type="string">
            <text:p>COUR</text:p>
          </table:table-cell>
          <table:table-cell table:style-name="ce6" office:value-type="date" office:date-value="2022-11-23" calcext:value-type="date">
            <text:p>11/23/22</text:p>
          </table:table-cell>
          <table:table-cell office:value-type="time" office:time-value="PT09H33M13S" calcext:value-type="time">
            <text:p>09:33:13 AM</text:p>
          </table:table-cell>
          <table:table-cell table:content-validation-name="val1" office:value-type="string" calcext:value-type="string">
            <text:p>SELL</text:p>
          </table:table-cell>
          <table:table-cell table:style-name="ce18" office:value-type="float" office:value="13.24" calcext:value-type="float">
            <text:p>13.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table:formula="of:=IF([.$D12]=&quot;BUY&quot;;[.$E12]*[.$F12]*-1;[.$E12]*[.$F12])" office:value-type="currency" office:currency="USD" office:value="39.72" calcext:value-type="currency">
            <text:p>$39.72</text:p>
          </table:table-cell>
          <table:table-cell table:content-validation-name="val2" office:value-type="string" calcext:value-type="string">
            <text:p>TD Ameritrade</text:p>
          </table:table-cell>
          <table:table-cell table:style-name="Default" table:number-columns-repeated="16374"/>
        </table:table-row>
        <table:table-row table:style-name="ro2" table:number-rows-repeated="986">
          <table:table-cell table:number-columns-repeated="3"/>
          <table:table-cell table:content-validation-name="val1"/>
          <table:table-cell table:number-columns-repeated="5"/>
          <table:table-cell table:content-validation-name="val2"/>
          <table:table-cell table:number-columns-repeated="16374"/>
        </table:table-row>
        <table:table-row table:style-name="ro2" table:number-rows-repeated="10475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Tickers" table:base-cell-address="$Programming.$A$1" table:cell-range-address="$Transactions.$A$2:.$A$1048576"/>
      </table:named-expressions>
      <table:database-ranges>
        <table:database-range table:name="Table2" table:target-range-address="Programming.B1:Programming.B1048576" table:display-filter-buttons="true"/>
        <table:database-range table:name="Table3" table:target-range-address="Programming.D1:Programming.D1048576" table:display-filter-buttons="true"/>
        <table:database-range table:name="Table4" table:target-range-address="Programming.F1:Programming.F1048576" table:display-filter-buttons="true"/>
        <table:database-range table:name="__Anonymous_Sheet_DB__1" table:target-range-address="Transactions.A2:Transactions.A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 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 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 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 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8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1P2" style:volatile="true">
      <number:fill-character> </number:fill-character>
      <number:text>-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77">
      <number:month number:textual="true"/>
      <number:text>-</number:text>
      <number:year/>
    </number:date-style>
    <number:number-style style:name="N176P0" style:volatile="true"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</number:time-style>
    <number:time-style style:name="N172">
      <number:hours/>
      <number:text>:</number:text>
      <number:minutes number:style="long"/>
      <number:text>:</number:text>
      <number:seconds number:style="long"/>
    </number:time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0P0" style:volatile="true">
      <number:number number:decimal-places="2" number:min-decimal-places="2" number:min-integer-digits="1" number:grouping="true"/>
      <number:text> $</number:text>
    </number:number-style>
    <number:number-style style:name="N17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70P0"/>
    </number:number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$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$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number number:decimal-places="2" number:min-decimal-places="2" number:min-integer-digits="1" number:grouping="true"/>
      <number:text> $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63P0"/>
    </number:number-style>
    <number:date-style style:name="N161">
      <number:month/>
      <number:text>/</number:text>
      <number:day/>
      <number:text>/</number:text>
      <number:year number:style="long"/>
    </number:date-style>
    <number:time-style style:name="N160">
      <number:minutes number:style="long"/>
      <number:text>:</number:text>
      <number:seconds number:style="long"/>
    </number:tim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$ </number:text>
    </number:number-style>
    <number:number-style style:name="N159P2" style:volatile="true">
      <number:text> </number:text>
      <number:fill-character> </number:fill-character>
      <number:text>- $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48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</number:dat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2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number-style style:name="N139P0" style:volatile="true">
      <number:number number:decimal-places="0" number:min-decimal-places="0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$</number:text>
    </number:number-style>
    <number:number-style style:name="N138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_20__5b_0_5d_" style:display-name="Excel Built-in Currency [0]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annotations 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ransactions" style:display-name="PageStyle_Transaction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7</meta:editing-cycles>
    <meta:creation-date>2022-10-30T20:41:11</meta:creation-date>
    <dc:date>2022-11-24T19:47:58.324353570</dc:date>
    <meta:generator>LibreOffice/7.4.2.3$Linux_X86_64 LibreOffice_project/40$Build-3</meta:generator>
    <meta:editing-duration>P1DT8H2M46S</meta:editing-duration>
    <meta:document-statistic meta:table-count="2" meta:cell-count="128" meta:object-count="0"/>
  </office:meta>
</office:document-meta>
</file>